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pitch="variable" style:font-charset="x-symbol"/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Hiragino Mincho Pro W3" svg:font-family="'Hiragino Mincho Pro W3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size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size-asian="20pt"/>
    </style:style>
    <style:style style:name="T4" style:family="text">
      <style:text-properties style:font-size-complex="20pt"/>
    </style:style>
    <style:style style:name="T5" style:family="text">
      <style:text-properties style:font-name="Verdana"/>
    </style:style>
    <style:style style:name="T6" style:family="text">
      <style:text-properties style:font-name="Verdana"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kerBot Industries Rod Cutting Guide</text:p>
      <text:p text:style-name="P2"/>
      <text:p text:style-name="P3">Instructions for cutting one set of rods:</text:p>
      <text:p text:style-name="P2"/>
      <text:p text:style-name="P3">Z Rods – 2 per set (M8 Threaded Rod)</text:p>
      <text:p text:style-name="P4"/>
      <text:list xml:id="list1558130504" text:style-name="L1">
        <text:list-item>
          <text:p text:style-name="P5">Length: 330mm <text:s/>(a hair under 13 inches)</text:p>
        </text:list-item>
        <text:list-item>
          <text:p text:style-name="P5">Cut all M8 Threaded Rod to the same length</text:p>
        </text:list-item>
        <text:list-item>
          <text:p text:style-name="P5">No bevel needed.</text:p>
        </text:list-item>
        <text:list-item>
          <text:p text:style-name="P5">You should be able to get 3 Z rods per 1 meter rod.</text:p>
        </text:list-item>
      </text:list>
      <text:p text:style-name="P4"/>
      <text:p text:style-name="P3">Y Rods – 2 per set (M8 Smooth Rod)</text:p>
      <text:p text:style-name="P3"/>
      <text:list xml:id="list1328096327" text:style-name="L2">
        <text:list-item>
          <text:p text:style-name="P7"><text:span text:style-name="T5">Length: 290mm (about 11-7/16 inches)</text:span></text:p>
        </text:list-item>
        <text:list-item>
          <text:p text:style-name="P7"><text:span text:style-name="T5">We need the same number of Y rods as X Rods</text:span></text:p>
        </text:list-item>
        <text:list-item>
          <text:p text:style-name="P7"><text:span text:style-name="T5">Please slightly bevel the ends of the rods.</text:span></text:p>
        </text:list-item>
        <text:list-item>
          <text:p text:style-name="P7"><text:span text:style-name="T5">You should be able to get 3 Y rods per 3 foot rod.</text:span></text:p>
        </text:list-item>
      </text:list>
      <text:p text:style-name="P6"><text:span text:style-name="T5"/></text:p>
      <text:p text:style-name="P1"><text:span text:style-name="T5">X Rods – 2 per set (M8 Smooth Rod)</text:span></text:p>
      <text:p text:style-name="P1"><text:span text:style-name="T5"/></text:p>
      <text:list xml:id="list1591440254" text:style-name="L3">
        <text:list-item>
          <text:p text:style-name="P9"><text:span text:style-name="T6">Length: 166mm (about 6-1/2 inches)</text:span></text:p>
        </text:list-item>
        <text:list-item>
          <text:p text:style-name="P9"><text:span text:style-name="T6">We need the same number of X rods as Y Rods</text:span></text:p>
        </text:list-item>
        <text:list-item>
          <text:p text:style-name="P9"><text:span text:style-name="T6">Please slightly bevel the ends of the rods.</text:span></text:p>
        </text:list-item>
        <text:list-item>
          <text:p text:style-name="P9"><text:span text:style-name="T6">You should be able to get 5 X rods per 3 foot rod.</text:span></text:p>
        </text:list-item>
      </text:list>
      <text:p text:style-name="P8"><text:span text:style-name="T6"/></text:p>
      <text:p text:style-name="P1"><text:span text:style-name="T5">Please take extra care not to damage the threads or smooth surfaces of the rods as they are critical for smooth operation of our robots. <text:s/>We can provide boxes to store finished pieces.</text:span></text:p>
      <text:p text:style-name="P8"><text:span text:style-name="T6"/></text:p>
      <text:p text:style-name="P1"><text:span text:style-name="T5">If there are any questions, please call Zach Smith at 347-244-4219.</text:span></text:p>
      <text:p text:style-name="P1"><text:span text:style-name="T5"/></text:p>
      <text:p text:style-name="P1"><text:soft-page-break/><text:span text:style-name="T5">Thank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Hiragino Mincho Pro W3" svg:font-family="'Hiragino Mincho Pro W3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Hiragino Mincho Pro W3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9T14:42:36</meta:creation-date>
    <dc:date>2009-04-09T15:10:06</dc:date>
    <meta:editing-duration>PT00H27M34S</meta:editing-duration>
    <meta:editing-cycles>4</meta:editing-cycles>
    <meta:generator>OpenOffice.org/3.0$Unix OpenOffice.org_project/300m9$Build-9358</meta:generator>
    <meta:print-date>2009-04-09T15:08:12</meta:print-date>
    <meta:document-statistic meta:table-count="0" meta:image-count="0" meta:object-count="0" meta:page-count="2" meta:paragraph-count="20" meta:word-count="202" meta:character-count="942"/>
  </office:meta>
</office:document-meta>
</file>